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LMMono10" svg:font-family="LMMono10"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2.427cm"/>
    </style:style>
    <style:style style:name="Tabela1.B" style:family="table-column">
      <style:table-column-properties style:column-width="2.429cm"/>
    </style:style>
    <style:style style:name="Tabela1.E" style:family="table-column">
      <style:table-column-properties style:column-width="2.536cm"/>
    </style:style>
    <style:style style:name="Tabela1.F" style:family="table-column">
      <style:table-column-properties style:column-width="2.321cm"/>
    </style:style>
    <style:style style:name="Tabela1.G" style:family="table-column">
      <style:table-column-properties style:column-width="2.441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0c0c0" fo:padding="0.097cm" fo:border-left="0.05pt solid #000000" fo:border-right="none" fo:border-top="none" fo:border-bottom="0.05pt solid #000000">
        <style:background-image/>
      </style:table-cell-properties>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2.429cm" style:rel-column-width="9361*"/>
    </style:style>
    <style:style style:name="Tabela2.B" style:family="table-column">
      <style:table-column-properties style:column-width="2.429cm" style:rel-column-width="9362*"/>
    </style:style>
    <style:style style:name="Tabela2.C" style:family="table-column">
      <style:table-column-properties style:column-width="2.429cm" style:rel-column-width="9363*"/>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background-color="#c0c0c0" fo:padding="0.097cm" fo:border-left="0.05pt solid #000000" fo:border-right="none" fo:border-top="none" fo:border-bottom="0.05pt solid #000000">
        <style:background-image/>
      </style:table-cell-properties>
    </style:style>
    <style:style style:name="Tabela2.C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background-color="transparent"/>
    </style:style>
    <style:style style:name="P4" style:family="paragraph" style:parent-style-name="Table_20_Heading">
      <style:text-properties fo:background-color="transparent"/>
    </style:style>
    <style:style style:name="P5" style:family="paragraph" style:parent-style-name="Standard">
      <style:paragraph-properties loext:contextual-spacing="false" fo:margin-left="0cm" fo:margin-right="0cm" fo:margin-top="0.3cm" fo:margin-bottom="0.101cm" fo:text-indent="0cm" style:auto-text-indent="false"/>
      <style:text-properties fo:font-weight="bold" style:font-weight-asian="bold" style:font-weight-complex="bold"/>
    </style:style>
    <style:style style:name="P6" style:family="paragraph" style:parent-style-name="Standard">
      <style:paragraph-properties loext:contextual-spacing="false" fo:margin-left="0cm" fo:margin-right="0cm" fo:margin-top="0.3cm" fo:margin-bottom="0.101cm" fo:line-height="0.7cm" fo:text-indent="0cm" style:auto-text-indent="false"/>
    </style:style>
    <style:style style:name="P7" style:family="paragraph" style:parent-style-name="Standard">
      <style:paragraph-properties loext:contextual-spacing="false" fo:margin-left="0cm" fo:margin-right="0cm" fo:margin-top="0.4cm" fo:margin-bottom="0.199cm"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loext:contextual-spacing="false" fo:margin-left="0cm" fo:margin-right="0cm" fo:margin-top="0cm" fo:margin-bottom="0.101cm" fo:text-indent="0cm" style:auto-text-indent="false"/>
    </style:style>
    <style:style style:name="P9" style:family="paragraph" style:parent-style-name="Standard">
      <style:paragraph-properties loext:contextual-spacing="false" fo:margin-left="0cm" fo:margin-right="0cm" fo:margin-top="0cm" fo:margin-bottom="0.101cm" fo:line-height="0.7cm" fo:text-indent="0cm" style:auto-text-indent="false"/>
    </style:style>
    <style:style style:name="P10" style:family="paragraph" style:parent-style-name="Standard">
      <style:paragraph-properties loext:contextual-spacing="false" fo:margin-left="0cm" fo:margin-right="0cm" fo:margin-top="0cm" fo:margin-bottom="0.101cm" fo:line-height="0.7cm" fo:text-indent="0cm" style:auto-text-indent="false"/>
    </style:style>
    <style:style style:name="P11" style:family="paragraph" style:parent-style-name="Standard">
      <style:paragraph-properties loext:contextual-spacing="false" fo:margin-left="0cm" fo:margin-right="0cm" fo:margin-top="0cm" fo:margin-bottom="0.101cm" fo:text-indent="0cm" style:auto-text-indent="false"/>
    </style:style>
    <style:style style:name="P12" style:family="paragraph" style:parent-style-name="Standard">
      <style:paragraph-properties loext:contextual-spacing="false" fo:margin-top="0.199cm" fo:margin-bottom="0.199cm"/>
    </style:style>
    <style:style style:name="P13" style:family="paragraph" style:parent-style-name="Standard">
      <style:paragraph-properties loext:contextual-spacing="false" fo:margin-top="0.199cm" fo:margin-bottom="0.199cm"/>
      <style:text-properties fo:font-size="14pt" fo:font-weight="bold" style:font-size-asian="14pt" style:font-weight-asian="bold" style:font-size-complex="14pt" style:font-weight-complex="bold"/>
    </style:style>
    <style:style style:name="P14" style:family="paragraph" style:parent-style-name="Standard">
      <style:paragraph-properties loext:contextual-spacing="false" fo:margin-top="0.3cm" fo:margin-bottom="0.101cm"/>
      <style:text-properties fo:font-weight="bold" style:font-weight-asian="bold" style:font-weight-complex="bold"/>
    </style:style>
    <style:style style:name="P15" style:family="paragraph" style:parent-style-name="Standard">
      <style:paragraph-properties loext:contextual-spacing="false" fo:margin-top="0.3cm" fo:margin-bottom="0.101cm" fo:line-height="0.7cm"/>
    </style:style>
    <style:style style:name="P16" style:family="paragraph" style:parent-style-name="Standard">
      <style:paragraph-properties loext:contextual-spacing="false" fo:margin-left="0cm" fo:margin-right="0cm" fo:margin-top="0cm" fo:margin-bottom="0.101cm" fo:line-height="0.7cm" fo:text-indent="0.767cm" style:auto-text-indent="false"/>
    </style:style>
    <style:style style:name="P17" style:family="paragraph" style:parent-style-name="Standard">
      <style:paragraph-properties loext:contextual-spacing="false" fo:margin-left="0cm" fo:margin-right="0cm" fo:margin-top="0cm" fo:margin-bottom="0.101cm" fo:line-height="0.7cm" fo:text-indent="0.767cm" style:auto-text-indent="false"/>
    </style:style>
    <style:style style:name="P18" style:family="paragraph" style:parent-style-name="Standard">
      <style:paragraph-properties loext:contextual-spacing="false" fo:margin-left="0cm" fo:margin-right="0cm" fo:margin-top="0cm" fo:margin-bottom="0.101cm" fo:line-height="0.7cm" fo:text-indent="0.767cm" style:auto-text-indent="false"/>
      <style:text-properties style:text-underline-style="none"/>
    </style:style>
    <style:style style:name="P19" style:family="paragraph" style:parent-style-name="Standard">
      <style:paragraph-properties fo:margin-left="0cm" fo:margin-right="0cm" fo:line-height="0.7cm" fo:text-indent="0.767cm" style:auto-text-indent="false"/>
    </style:style>
    <style:style style:name="P20" style:family="paragraph" style:parent-style-name="Standard">
      <style:paragraph-properties loext:contextual-spacing="false" fo:margin-top="0.4cm" fo:margin-bottom="0.199cm"/>
      <style:text-properties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ab-stops>
          <style:tab-stop style:position="2.17cm" style:type="right"/>
          <style:tab-stop style:position="2.54cm"/>
        </style:tab-stops>
      </style:paragraph-properties>
    </style:style>
    <style:style style:name="P22" style:family="paragraph" style:parent-style-name="Standard">
      <style:paragraph-properties fo:text-align="center" style:justify-single-word="false">
        <style:tab-stops>
          <style:tab-stop style:position="2.17cm" style:type="right"/>
          <style:tab-stop style:position="2.54cm"/>
        </style:tab-stops>
      </style:paragraph-properties>
      <style:text-properties fo:font-size="18pt" fo:font-weight="bold" style:font-size-asian="18pt" style:font-weight-asian="bold" style:font-size-complex="18pt" style:font-weight-complex="bold"/>
    </style:style>
    <style:style style:name="P23" style:family="paragraph" style:parent-style-name="Standard" style:list-style-name="L1">
      <style:paragraph-properties loext:contextual-spacing="false" fo:margin-top="0cm" fo:margin-bottom="0.101cm"/>
    </style:style>
    <style:style style:name="P24" style:family="paragraph" style:parent-style-name="Standard" style:list-style-name="L2">
      <style:paragraph-properties loext:contextual-spacing="false" fo:margin-top="0cm" fo:margin-bottom="0.101cm" fo:line-height="0.7cm"/>
    </style:style>
    <style:style style:name="P25" style:family="paragraph" style:parent-style-name="Standard" style:list-style-name="L2">
      <style:paragraph-properties loext:contextual-spacing="false" fo:margin-top="0cm" fo:margin-bottom="0.101cm" fo:line-height="0.7cm"/>
    </style:style>
    <style:style style:name="P26" style:family="paragraph" style:parent-style-name="Standard">
      <style:paragraph-properties loext:contextual-spacing="false" fo:margin-left="0cm" fo:margin-right="0cm" fo:margin-top="0cm" fo:margin-bottom="0.101cm" fo:line-height="0.7cm" fo:text-indent="0cm" style:auto-text-indent="false"/>
      <style:text-properties style:font-name="Courier 10 Pitch" fo:font-size="7pt" style:font-size-asian="7pt" style:font-size-complex="7pt"/>
    </style:style>
    <style:style style:name="T1" style:family="text">
      <style:text-properties fo:font-size="14pt" fo:font-weight="bold" fo:background-color="#c0c0c0" style:font-size-asian="14pt" style:font-weight-asian="bold" style:font-size-complex="14pt" style:font-weight-complex="bold" loext:char-shading-value="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font-name="LMMono10"/>
    </style:style>
    <style:style style:name="T5" style:family="text">
      <style:text-properties style:font-name="Courier 10 Pitch"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ab/>Mechanizm współdzielonych obiektów oparty o rozproszoną bazę danych Cassandra</text:p>
      <text:p text:style-name="P21"/>
      <text:p text:style-name="P21">Marcin Biernacki, Filip Rachwalak</text:p>
      <text:p text:style-name="Standard"/>
      <text:p text:style-name="Standard"/>
      <text:p text:style-name="Standard"/>
      <text:p text:style-name="Standard"/>
      <text:p text:style-name="P13">CEL I OPIS PROJEKTU:</text:p>
      <text:p text:style-name="P16">Głównym celem projektu jest dostarczenie oprogramowania umożliwiającego zarządzanie dowolnie zdefiniowanymi obiektami w rozproszonej bazie danych przy zachowaniu jej spójności. Użytkownik implementuje klasę, której obiekty będą serializowane i zapisywane w bazie, oraz interfejs (menedżer tej klasy) umożliwiający dokonywanie zmian w bazie.</text:p>
      <text:p text:style-name="P18">Implementacja zakłada stałą liczbę węzłów utrzymującą komunikację – traktujemy ten system jako middleware. Pakiet hecuba zawiera implementację mechanizmu a pakiet railroad przykładowe użycie. </text:p>
      <text:p text:style-name="P20">SCHEMAT BAZ DANYCH: </text:p>
      <text:p text:style-name="P12"><text:span text:style-name="T1"><text:s text:c="7"/></text:span><text:s/>- Primary Key</text:p>
      <text:p text:style-name="P5">Tabela LogEntries:</text:p>
      <table:table table:name="Tabela1" table:style-name="Tabela1">
        <table:table-column table:style-name="Tabela1.A"/>
        <table:table-column table:style-name="Tabela1.B" table:number-columns-repeated="3"/>
        <table:table-column table:style-name="Tabela1.E"/>
        <table:table-column table:style-name="Tabela1.F"/>
        <table:table-column table:style-name="Tabela1.G"/>
        <table:table-row>
          <table:table-cell table:style-name="Tabela1.A1" office:value-type="string">
            <text:p text:style-name="Table_20_Heading">NAZWA</text:p>
          </table:table-cell>
          <table:table-cell table:style-name="Tabela1.B1" office:value-type="string">
            <text:p text:style-name="P4">id</text:p>
          </table:table-cell>
          <table:table-cell table:style-name="Tabela1.A1" office:value-type="string">
            <text:p text:style-name="Table_20_Heading">logType</text:p>
          </table:table-cell>
          <table:table-cell table:style-name="Tabela1.A1" office:value-type="string">
            <text:p text:style-name="Table_20_Heading">authorId</text:p>
          </table:table-cell>
          <table:table-cell table:style-name="Tabela1.A1" office:value-type="string">
            <text:p text:style-name="Table_20_Heading">timeCreated</text:p>
          </table:table-cell>
          <table:table-cell table:style-name="Tabela1.A1" office:value-type="string">
            <text:p text:style-name="Table_20_Heading">targets</text:p>
          </table:table-cell>
          <table:table-cell table:style-name="Tabela1.G1" office:value-type="string">
            <text:p text:style-name="Table_20_Heading">parent</text:p>
          </table:table-cell>
        </table:table-row>
        <table:table-row>
          <table:table-cell table:style-name="Tabela1.A2" office:value-type="string">
            <text:p text:style-name="P2">TYP</text:p>
          </table:table-cell>
          <table:table-cell table:style-name="Tabela1.B2" office:value-type="string">
            <text:p text:style-name="P3">uuid</text:p>
          </table:table-cell>
          <table:table-cell table:style-name="Tabela1.C2" office:value-type="string">
            <text:p text:style-name="P1">text</text:p>
          </table:table-cell>
          <table:table-cell table:style-name="Tabela1.D2" office:value-type="string">
            <text:p text:style-name="P1">text</text:p>
          </table:table-cell>
          <table:table-cell table:style-name="Tabela1.E2" office:value-type="string">
            <text:p text:style-name="P1">bigint</text:p>
          </table:table-cell>
          <table:table-cell table:style-name="Tabela1.F2" office:value-type="string">
            <text:p text:style-name="P1">list&lt;uuid&gt;</text:p>
          </table:table-cell>
          <table:table-cell table:style-name="Tabela1.G2" office:value-type="string">
            <text:p text:style-name="P1">uuid</text:p>
          </table:table-cell>
        </table:table-row>
      </table:table>
      <text:p text:style-name="P15">Tabela LogEntries używana jest do komunikacji między węzłami. W każdym wierszu umieszczane są następujące dane:</text:p>
      <text:list xml:id="list14792275531" text:style-name="L1">
        <text:list-item>
          <text:p text:style-name="P23">id – identyfikator akcji w postaci 128-bitowego UUID,</text:p>
        </text:list-item>
        <text:list-item>
          <text:p text:style-name="P23">logType – wartość tekstowa zawierająca rodzaj wiadomości (REQUEST, AGREE, ACQUIRED),</text:p>
        </text:list-item>
        <text:list-item>
          <text:p text:style-name="P23">authorId – identyfikator autora obiektu, który jest tworzony podczas uruchamiania aplikacji,</text:p>
        </text:list-item>
        <text:list-item>
          <text:p text:style-name="P23">timeCreated – czas stworzenia wiersza zapisany jako unix timestamp,</text:p>
        </text:list-item>
        <text:list-item>
          <text:p text:style-name="P23">targets – lista obiektów, których dotyczy akcja (REQUEST, AGREE, itd.),</text:p>
        </text:list-item>
        <text:list-item>
          <text:p text:style-name="P23">parent – w przypadku odpowiedzi na REQUEST, jest to jego identyfikator.</text:p>
        </text:list-item>
      </text:list>
      <text:p text:style-name="P14">Tabela ObjectEntries:</text:p>
      <table:table table:name="Tabela2" table:style-name="Tabela2">
        <table:table-column table:style-name="Tabela2.A"/>
        <table:table-column table:style-name="Tabela2.B"/>
        <table:table-column table:style-name="Tabela2.C"/>
        <table:table-column table:style-name="Tabela2.A"/>
        <table:table-column table:style-name="Tabela2.C" table:number-columns-repeated="2"/>
        <table:table-column table:style-name="Tabela2.B"/>
        <table:table-row>
          <table:table-cell table:style-name="Tabela2.A1" office:value-type="string">
            <text:p text:style-name="Table_20_Heading">NAZWA</text:p>
          </table:table-cell>
          <table:table-cell table:style-name="Tabela2.B1" office:value-type="string">
            <text:p text:style-name="Table_20_Heading">objectId</text:p>
          </table:table-cell>
          <table:table-cell table:style-name="Tabela2.A1" office:value-type="string">
            <text:p text:style-name="Table_20_Heading">objectType</text:p>
          </table:table-cell>
          <table:table-cell table:style-name="Tabela2.A1" office:value-type="string">
            <text:p text:style-name="Table_20_Heading">authorId</text:p>
          </table:table-cell>
          <table:table-cell table:style-name="Tabela2.A1" office:value-type="string">
            <text:p text:style-name="Table_20_Heading">lastUpdate</text:p>
          </table:table-cell>
          <table:table-cell table:style-name="Tabela2.A1" office:value-type="string">
            <text:p text:style-name="Table_20_Heading">version</text:p>
          </table:table-cell>
          <table:table-cell table:style-name="Tabela2.G1" office:value-type="string">
            <text:p text:style-name="Table_20_Heading">content</text:p>
          </table:table-cell>
        </table:table-row>
        <table:table-row>
          <table:table-cell table:style-name="Tabela2.A2" office:value-type="string">
            <text:p text:style-name="P2">TYP</text:p>
          </table:table-cell>
          <table:table-cell table:style-name="Tabela2.B2" office:value-type="string">
            <text:p text:style-name="P1">uuid</text:p>
          </table:table-cell>
          <table:table-cell table:style-name="Tabela2.C2" office:value-type="string">
            <text:p text:style-name="P1">text</text:p>
          </table:table-cell>
          <table:table-cell table:style-name="Tabela2.D2" office:value-type="string">
            <text:p text:style-name="P1">text</text:p>
          </table:table-cell>
          <table:table-cell table:style-name="Tabela2.E2" office:value-type="string">
            <text:p text:style-name="P1">bigint</text:p>
          </table:table-cell>
          <table:table-cell table:style-name="Tabela2.F2" office:value-type="string">
            <text:p text:style-name="P1">bigint</text:p>
          </table:table-cell>
          <table:table-cell table:style-name="Tabela2.G2" office:value-type="string">
            <text:p text:style-name="P1">text</text:p>
          </table:table-cell>
        </table:table-row>
      </table:table>
      <text:p text:style-name="P6">Wewnątrz tabeli ObjectEntries umieszczane będą serializowane obiekty. Każdy obiekt zawiera następujące pola:</text:p>
      <text:list xml:id="list1064279453" text:continue-numbering="true" text:style-name="L1">
        <text:list-item>
          <text:p text:style-name="P23">objectId – identyfikator obiektu w postaci 128-bitowego UUID</text:p>
        </text:list-item>
        <text:list-item>
          <text:p text:style-name="P23"><text:soft-page-break/>objectType – typ obiektu </text:p>
        </text:list-item>
        <text:list-item>
          <text:p text:style-name="P23">authorId – identyfikator autora obiektu, który jest tworzony podczas uruchamiania aplikacji</text:p>
        </text:list-item>
        <text:list-item>
          <text:p text:style-name="P23">lastUpdate – czas ostatniej aktualizacji obiektu zapisany jako unix timestamp</text:p>
        </text:list-item>
        <text:list-item>
          <text:p text:style-name="P23">version – numer wersji obiektu inkrementowany podczas każdej modyfikacji</text:p>
        </text:list-item>
        <text:list-item>
          <text:p text:style-name="P23">content – główna kolumna, w której zapisywany jest efekt serializacji obiektu do JSON'a, a następnie do stringa</text:p>
        </text:list-item>
      </text:list>
      <text:p text:style-name="P7"/>
      <text:p text:style-name="P7">SZCZEGÓŁY IMPLEMENTACJI:</text:p>
      <text:p text:style-name="P19">Podstawową klasą jest SharedObject – klasa, która potrafi się serializować do JSON'a. Rozszerzając ją tworzymy własne typy współdzielonych obiektów. Obiektami zarządza ObjectManager (BasicObjectManager), który korzysta z CriticalSectionManager (LamportLikeMutualExclusion) do wdrożenia logiki algorytmu. Programista, jeśli chce zarządzać (dodawać, modyfikować, usuwać, wyświetlać) <text:span text:style-name="T2">swoimi</text:span><text:span text:style-name="T3"> obiektami, musi robić to za pomocą ObjectManagera – metodami create, update, delete, get, itd.</text:span></text:p>
      <text:p text:style-name="P19">Serializacja dostępu opiera się o algorytm wzorowany na koncepcjach Lamporta/Ricart-Agrawali. Proces chcący uzyskać dostęp do sekcji krytycznej umieszcza w bazie wiersz typu REQUEST i oczekuje na odpowiedzi AGREE od wszystkich pozostałych węzłów. (System zakłada, że liczba uruchomionych węzłów jest znana.) Każdy request sygnowany jest identyfikatorem węzła (losowe UUID) oraz aktualną wartością zegara (timestamp). Korzystając z tej zależności można uszeregować żądania (wg wartości zegara a w przypadku równości przez id węzła). Węzły okresowo odpytują bazę danych i zakładając ostateczną spójność replik, każdy z węzłów zobaczy ten sam stan. Sprawdzając aktualną listę żądań węzeł zapisze zgody na żądania, które są wyżej na liście od jego żądań i wstrzyma zgody dla tych niższych. Dzięki temu w danej chwili będzie tylko jeden proces, który będzie posiadał wszystkie N zgód i uzyska dostęp do obiektu. W takiej chwili drugi w kolejce żądań proces będzie miał (N-1) zgód. Wychodząc z sekcji krytycznej procesy zapisują zgody, uwalniając kolejne procesy z oczekiwania na dostęp do obiektów. Każda zgoda (AGREE) opatrzona jest identyfikatorem żądania (parent), stąd proces opuszczający sekcję krytyczną może usunąć wszystkie wiersze związane z obsługą żądania. Dzięki tej samej zależności zgody nie mogą być źle zinterpretowane jako przynależące do innego żądania. Dodatkowo każdy request posiada listę obiektów której dotyczy. Na podstawie tej listy węzły dodatkowo oceniają, czy dane żądanie posiada część wspólną z obiektami, którymi są one zainteresowane. W praktyce oznacza to możliwość istnienia wielu sekcji krytycznych jednocześnie o zarówno rozłącznymi jak i <text:s/>pokrywającymi się celami.</text:p>
      <text:p text:style-name="P7">PRZYKŁADOWA IMPLEMENTACJA – POCIĄGI:</text:p>
      <text:p text:style-name="P16">W przypadku poniższego projektu obiektami tworzonymi i zarządzanymi przez użytkownika są <text:soft-page-break/>pociągi oraz miejsca zajmowane wewnątrz nich. Użytkownik może – poprzez interfejs konsolowy (menedżer klasy <text:span text:style-name="T4">TrainManager</text:span>) – stworzyć pociąg (klasa <text:span text:style-name="T4">Train</text:span>) o określonej nazwie oraz ilości miejsc, które może zajmować. Zajmowanie miejsc może odbyć się wprost - „chcę miejsce nr 5 dla Jana Kowalskiego”, albo „chcę pierwsze wolne miejsce dla Jana Kowalskiego”. W obydwu przypadkach zanim miejsce zostanie przydzielone, sprawdzony zostanie warunek, czy wewnątrz obiektu Train, do którego odnosi się rezerwacja to miejsce nie jest już zajęte. Jeśli jest, rejestracja nie powiedzie się.</text:p>
      <text:p text:style-name="P16">Interfejs umożliwia uruchomienie przydzielania pasażerów do wolnych miejsc w losowym odcinku czasowym (który można zmienić wewnątrz programu). Aplikacja sprawdza listę wolnych miejsc i po losowym wybraniu miejsca przydziela je pasażerowi. Możliwe jest również losowe usuwanie rezerwacji, które przebiega podobnie – co losową ilość sekund usuwamy jedno z już zajętych miejsc.</text:p>
      <text:p text:style-name="P19"/>
      <text:p text:style-name="P7">URUCHOMIENIE APLIKACJI:</text:p>
      <text:p text:style-name="P16">Do celów testowych w katalogu „cluster” znajdują się binaria cassandry oraz dodatkowe skrypty, które pozwalają uruchomić lokalnie klaster wielu instancji Apache Cassandra.</text:p>
      <text:list xml:id="list1783502564" text:style-name="L2">
        <text:list-item>
          <text:p text:style-name="P24">createNodeDirs.sh – przyjmuje jako argument liczbę węzłów. Wykonanie skryptu w katalogu „cluser/nodes” wygeneruje podkatalogi robocze dla kolejnych instancji cassandry oraz odpowiednie konfiguracje. Dla oszczędzenia miejsca katalogi robocze będą zawierały dowiązania symboliczne do binariów (z katalogu „cluster/apache-cassandra”). Odrębne konfiguracje zostaną wygenerowane dla każdego węzła.</text:p>
        </text:list-item>
        <text:list-item>
          <text:p text:style-name="P24">startNodes.sh – przyjmuje jako argument liczbę węzłów i nazwę interfejsu sieciowego. Skrypt przypisuje do podanego interfejsu kolejne adresy (192.168.43.10 ... 255) i uruchamia węzły jako nasłuchujące na tych adresach. Do uruchomienia używa programu screen, dzięki czemu można przełączyć się na terminal dowolnej instancji – okna nazwane numerem instancji z przedrostkiem „cassandra_”</text:p>
        </text:list-item>
        <text:list-item>
          <text:p text:style-name="P24">stopNodes.sh – wyłącza węzły cassandry i usuwa adresy z interfejsu</text:p>
        </text:list-item>
      </text:list>
      <text:p text:style-name="P8">Po uruchomieniu cassandry konieczne jest załadowanie schematu danych przez cqlsh:</text:p>
      <text:p text:style-name="P8"><text:tab/><text:span text:style-name="T5">./cluster/apache-cassandra/bin/cqlsh -f ./cluster/data.cassandra</text:span></text:p>
      <text:p text:style-name="P8">W głównym katalogu projektu można uruchomić testy:</text:p>
      <text:p text:style-name="P8"><text:tab/><text:span text:style-name="T5">mvn test</text:span></text:p>
      <text:p text:style-name="P9">Nie wszystkie zawsze przechodzą przez wzgląd na wyjątek, który może wystąpić gdy wątek odpytujący bazę danych w celu obsługi innych węzłów zostanie zakończony w trakcie operacji cassandry. Przed uruchomieniem testów może być wymagana zmiana adresu IP węzłów cassandry w pliku konfiguracyjnym (src/test/resources/config.properties).</text:p>
      <text:p text:style-name="P9"><text:soft-page-break/>Kompilacja i uruchomienie pojedynczego węzła aplikacji można wykonać:</text:p>
      <text:p text:style-name="P26">mvn compile exec:java -Dexec.mainClass="pl.poznan.put.cs.dsg.srds.cassandra.Main" -Dexec.args="127.0.0.1 2"</text:p>
      <text:p text:style-name="P9">Ostatni człon w cudzysłowiach wskazuje argumenty: adres IP bazy danych oraz spodziewaną liczbę węzłów. Po uruchomieniu pojawi się tekstowy interfejs. Polecenie „help” wyświetli listę możliwych do zrealizowania operac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Courier 10 Pitch" svg:font-family="'Courier 10 Pitch'" style:font-pitch="fixed"/>
    <style:font-face style:name="LMMono10" svg:font-family="LMMono10"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1" style:font-size-asian="10pt" style:font-name-complex="FreeSans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5-06-11T11:47:13</meta:creation-date>
    <dc:date>2015-06-17T18:58:43</dc:date>
    <meta:editing-duration>PT54M53S</meta:editing-duration>
    <meta:editing-cycles>11</meta:editing-cycles>
    <meta:generator>LibreOffice/3.5$Linux_X86_64 LibreOffice_project/350m1$Build-2</meta:generator>
    <dc:creator>Filip </dc:creator>
    <meta:document-statistic meta:table-count="2" meta:image-count="0" meta:object-count="0" meta:page-count="4" meta:paragraph-count="70" meta:word-count="955" meta:character-count="7264" meta:non-whitespace-character-count="6379"/>
  </office:meta>
</office:document-meta>
</file>